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acd7" officeooo:paragraph-rsid="0006acd7"/>
    </style:style>
    <style:style style:name="P2" style:family="paragraph" style:parent-style-name="Standard">
      <style:text-properties officeooo:rsid="00080551" officeooo:paragraph-rsid="000805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ex 2</text:p>
      <text:p text:style-name="P2">replacing execlp("sort","sort","-n","-o","F2.txt","F2.txt",NULL); command </text:p>
      <text:p text:style-name="P2">with execv(command_vec[0], command_vec);</text:p>
      <text:p text:style-name="P2">where <text:s/>variable defined as char *command_vec[] = {"/usr/bin/sort","-n","-o","F1.txt","F1.txt",NULL};</text:p>
      <text:p text:style-name="P2"/>
      <text:p text:style-name="P2">gives the same results for same ca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2:33:48.368994625</meta:creation-date>
    <dc:date>2018-11-13T12:36:41.239954534</dc:date>
    <meta:editing-duration>PT2M53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5" meta:word-count="25" meta:character-count="262" meta:non-whitespace-character-count="240"/>
  </office:meta>
</office:document-meta>
</file>